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c36ba" officeooo:paragraph-rsid="001c36ba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c36ba" officeooo:paragraph-rsid="001c36ba" style:font-size-asian="14pt" style:font-weight-asian="bold" style:font-size-complex="16pt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officeooo:paragraph-rsid="001c36ba"/>
    </style:style>
    <style:style style:name="P4" style:family="paragraph" style:parent-style-name="Standard">
      <style:paragraph-properties fo:line-height="115%" fo:text-align="start" style:justify-single-word="false"/>
      <style:text-properties officeooo:paragraph-rsid="001e06c9"/>
    </style:style>
    <style:style style:name="P5" style:family="paragraph" style:parent-style-name="Standard">
      <style:paragraph-properties fo:line-height="115%" fo:text-align="start" style:justify-single-word="false"/>
      <style:text-properties officeooo:paragraph-rsid="00226398"/>
    </style:style>
    <style:style style:name="P6" style:family="paragraph" style:parent-style-name="Standard">
      <style:paragraph-properties fo:line-height="115%" fo:text-align="start" style:justify-single-word="false"/>
      <style:text-properties officeooo:paragraph-rsid="002ff839"/>
    </style:style>
    <style:style style:name="P7" style:family="paragraph" style:parent-style-name="Standard">
      <style:paragraph-properties fo:line-height="115%" fo:text-align="start" style:justify-single-word="false"/>
      <style:text-properties officeooo:rsid="00226398" officeooo:paragraph-rsid="00226398"/>
    </style:style>
    <style:style style:name="P8" style:family="paragraph" style:parent-style-name="Standard">
      <style:paragraph-properties fo:line-height="115%" fo:text-align="start" style:justify-single-word="false"/>
      <style:text-properties fo:font-style="normal" officeooo:paragraph-rsid="00226398" style:font-style-asian="normal" style:font-style-complex="normal"/>
    </style:style>
    <style:style style:name="P9" style:family="paragraph" style:parent-style-name="Standard">
      <style:paragraph-properties fo:line-height="115%" fo:text-align="start" style:justify-single-word="false"/>
      <style:text-properties fo:font-size="14pt" fo:font-weight="normal" officeooo:rsid="001c36ba" officeooo:paragraph-rsid="001e06c9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line-height="115%" fo:text-align="start" style:justify-single-word="false"/>
      <style:text-properties fo:font-size="14pt" fo:font-weight="normal" officeooo:rsid="001f39f1" officeooo:paragraph-rsid="001c36ba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115%" fo:text-align="start" style:justify-single-word="false"/>
      <style:text-properties style:text-position="0% 100%" fo:font-size="14pt" fo:font-weight="normal" officeooo:rsid="00226398" officeooo:paragraph-rsid="00226398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115%" fo:text-align="start" style:justify-single-word="false"/>
      <style:text-properties style:text-position="0% 100%" fo:font-size="14pt" fo:font-weight="normal" officeooo:rsid="0021280f" officeooo:paragraph-rsid="001c36ba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line-height="115%" fo:text-align="start" style:justify-single-word="false"/>
      <style:text-properties style:text-position="0% 100%" fo:font-size="14pt" fo:font-style="italic" fo:font-weight="normal" officeooo:rsid="0022fc81" officeooo:paragraph-rsid="00226398" style:font-size-asian="12.25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>
      <style:paragraph-properties fo:line-height="115%" fo:text-align="start" style:justify-single-word="false"/>
      <style:text-properties style:text-position="0% 100%" fo:font-size="14pt" fo:font-style="normal" fo:font-weight="normal" officeooo:rsid="0024cd95" officeooo:paragraph-rsid="00226398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line-height="115%" fo:text-align="start" style:justify-single-word="false"/>
      <style:text-properties style:text-position="0% 100%" fo:font-size="14pt" fo:font-style="normal" fo:font-weight="normal" officeooo:rsid="00266a0b" officeooo:paragraph-rsid="00226398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line-height="115%" fo:text-align="start" style:justify-single-word="false"/>
      <style:text-properties style:text-position="0% 100%" fo:font-size="14pt" fo:font-style="normal" fo:font-weight="normal" officeooo:rsid="0030aec6" officeooo:paragraph-rsid="00226398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line-height="115%" fo:text-align="center" style:justify-single-word="false"/>
      <style:text-properties style:text-position="0% 100%" fo:font-size="14pt" fo:font-weight="bold" officeooo:rsid="0021280f" officeooo:paragraph-rsid="0021280f" style:font-size-asian="12.25pt" style:font-weight-asian="bold" style:font-size-complex="14pt" style:font-weight-complex="bold"/>
    </style:style>
    <style:style style:name="T1" style:family="text">
      <style:text-properties fo:font-size="14pt" fo:font-weight="normal" officeooo:rsid="001c36ba" style:font-size-asian="12.25pt" style:font-weight-asian="normal" style:font-size-complex="14pt" style:font-weight-complex="normal"/>
    </style:style>
    <style:style style:name="T2" style:family="text">
      <style:text-properties fo:font-size="14pt" fo:font-weight="normal" officeooo:rsid="001e06c9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1f104b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1f39f1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204045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21280f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24cd95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28175b" style:font-size-asian="12.25pt" style:font-weight-asian="normal" style:font-size-complex="14pt" style:font-weight-complex="normal"/>
    </style:style>
    <style:style style:name="T9" style:family="text">
      <style:text-properties fo:font-size="14pt" fo:font-style="normal" fo:font-weight="normal" officeooo:rsid="001c36ba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font-style="normal" fo:font-weight="normal" officeooo:rsid="001e06c9" style:font-size-asian="12.25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4pt" fo:font-style="normal" fo:font-weight="normal" officeooo:rsid="001f104b" style:font-size-asian="12.25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weight="normal" style:font-size-asian="16pt" style:font-weight-asian="normal" style:font-weight-complex="normal"/>
    </style:style>
    <style:style style:name="T13" style:family="text">
      <style:text-properties style:font-name="Liberation Serif1" fo:font-size="14pt" fo:font-weight="normal" officeooo:rsid="001f39f1" style:font-size-asian="12.25pt" style:font-weight-asian="normal" style:font-size-complex="14pt" style:font-weight-complex="normal"/>
    </style:style>
    <style:style style:name="T14" style:family="text">
      <style:text-properties style:text-position="super 58%" fo:font-size="14pt" fo:font-weight="normal" officeooo:rsid="0021280f" style:font-size-asian="12.25pt" style:font-weight-asian="normal" style:font-size-complex="14pt" style:font-weight-complex="normal"/>
    </style:style>
    <style:style style:name="T15" style:family="text">
      <style:text-properties style:text-position="super 58%" fo:font-size="14pt" fo:font-weight="normal" officeooo:rsid="00226398" style:font-size-asian="12.25pt" style:font-weight-asian="normal" style:font-size-complex="14pt" style:font-weight-complex="normal"/>
    </style:style>
    <style:style style:name="T16" style:family="text">
      <style:text-properties style:text-position="0% 100%" fo:font-size="14pt" fo:font-weight="normal" style:font-size-asian="12.25pt" style:font-weight-asian="normal" style:font-size-complex="14pt" style:font-weight-complex="normal"/>
    </style:style>
    <style:style style:name="T17" style:family="text">
      <style:text-properties style:text-position="0% 100%" fo:font-size="14pt" fo:font-weight="normal" officeooo:rsid="0021280f" style:font-size-asian="12.25pt" style:font-weight-asian="normal" style:font-size-complex="14pt" style:font-weight-complex="normal"/>
    </style:style>
    <style:style style:name="T18" style:family="text">
      <style:text-properties style:text-position="0% 100%" fo:font-size="14pt" fo:font-weight="normal" officeooo:rsid="00226398" style:font-size-asian="12.25pt" style:font-weight-asian="normal" style:font-size-complex="14pt" style:font-weight-complex="normal"/>
    </style:style>
    <style:style style:name="T19" style:family="text">
      <style:text-properties style:text-position="0% 100%" fo:font-size="14pt" fo:font-weight="normal" officeooo:rsid="0022fc81" style:font-size-asian="12.25pt" style:font-weight-asian="normal" style:font-size-complex="14pt" style:font-weight-complex="normal"/>
    </style:style>
    <style:style style:name="T20" style:family="text">
      <style:text-properties style:text-position="0% 100%" fo:font-size="14pt" fo:font-weight="normal" officeooo:rsid="00266a0b" style:font-size-asian="12.25pt" style:font-weight-asian="normal" style:font-size-complex="14pt" style:font-weight-complex="normal"/>
    </style:style>
    <style:style style:name="T21" style:family="text">
      <style:text-properties style:text-position="0% 100%" fo:font-size="14pt" fo:font-weight="normal" officeooo:rsid="0028175b" style:font-size-asian="12.25pt" style:font-weight-asian="normal" style:font-size-complex="14pt" style:font-weight-complex="normal"/>
    </style:style>
    <style:style style:name="T22" style:family="text">
      <style:text-properties style:text-position="0% 100%" fo:font-size="14pt" fo:font-weight="normal" officeooo:rsid="002d68f7" style:font-size-asian="12.25pt" style:font-weight-asian="normal" style:font-size-complex="14pt" style:font-weight-complex="normal"/>
    </style:style>
    <style:style style:name="T23" style:family="text">
      <style:text-properties style:text-position="0% 100%" fo:font-size="14pt" fo:font-weight="normal" officeooo:rsid="002dd396" style:font-size-asian="12.25pt" style:font-weight-asian="normal" style:font-size-complex="14pt" style:font-weight-complex="normal"/>
    </style:style>
    <style:style style:name="T24" style:family="text">
      <style:text-properties style:text-position="0% 100%" fo:font-size="14pt" fo:font-weight="normal" officeooo:rsid="002ff839" style:font-size-asian="12.25pt" style:font-weight-asian="normal" style:font-size-complex="14pt" style:font-weight-complex="normal"/>
    </style:style>
    <style:style style:name="T25" style:family="text">
      <style:text-properties style:text-position="0% 100%" fo:font-size="14pt" fo:font-weight="normal" officeooo:rsid="003051ac" style:font-size-asian="12.25pt" style:font-weight-asian="normal" style:font-size-complex="14pt" style:font-weight-complex="normal"/>
    </style:style>
    <style:style style:name="T26" style:family="text">
      <style:text-properties style:text-position="0% 100%" fo:font-size="14pt" fo:font-style="normal" fo:font-weight="normal" officeooo:rsid="0024cd95" style:font-size-asian="12.25pt" style:font-style-asian="normal" style:font-weight-asian="normal" style:font-size-complex="14pt" style:font-style-complex="normal" style:font-weight-complex="normal"/>
    </style:style>
    <style:style style:name="T27" style:family="text">
      <style:text-properties style:text-position="0% 100%" fo:font-size="14pt" fo:font-style="normal" fo:font-weight="normal" officeooo:rsid="00266a0b" style:font-size-asian="12.25pt" style:font-style-asian="normal" style:font-weight-asian="normal" style:font-size-complex="14pt" style:font-style-complex="normal" style:font-weight-complex="normal"/>
    </style:style>
    <style:style style:name="T28" style:family="text">
      <style:text-properties style:text-position="0% 100%" fo:font-size="14pt" fo:font-style="normal" fo:font-weight="normal" officeooo:rsid="0029e095" style:font-size-asian="12.25pt" style:font-style-asian="normal" style:font-weight-asian="normal" style:font-size-complex="14pt" style:font-style-complex="normal" style:font-weight-complex="normal"/>
    </style:style>
    <style:style style:name="T29" style:family="text">
      <style:text-properties style:text-position="0% 100%" fo:font-size="14pt" fo:font-style="normal" fo:font-weight="normal" officeooo:rsid="002ba38d" style:font-size-asian="12.25pt" style:font-style-asian="normal" style:font-weight-asian="normal" style:font-size-complex="14pt" style:font-style-complex="normal" style:font-weight-complex="normal"/>
    </style:style>
    <style:style style:name="T30" style:family="text">
      <style:text-properties style:text-position="0% 100%" fo:font-size="14pt" fo:font-style="normal" fo:font-weight="normal" officeooo:rsid="002c0c25" style:font-size-asian="12.25pt" style:font-style-asian="normal" style:font-weight-asian="normal" style:font-size-complex="14pt" style:font-style-complex="normal" style:font-weight-complex="normal"/>
    </style:style>
    <style:style style:name="T31" style:family="text">
      <style:text-properties style:text-position="0% 100%" fo:font-size="14pt" fo:font-style="normal" fo:font-weight="normal" officeooo:rsid="002c372b" style:font-size-asian="12.25pt" style:font-style-asian="normal" style:font-weight-asian="normal" style:font-size-complex="14pt" style:font-style-complex="normal" style:font-weight-complex="normal"/>
    </style:style>
    <style:style style:name="T32" style:family="text">
      <style:text-properties style:text-position="0% 100%" fo:font-size="14pt" fo:font-style="normal" fo:font-weight="normal" officeooo:rsid="002d68f7" style:font-size-asian="12.25pt" style:font-style-asian="normal" style:font-weight-asian="normal" style:font-size-complex="14pt" style:font-style-complex="normal" style:font-weight-complex="normal"/>
    </style:style>
    <style:style style:name="T33" style:family="text">
      <style:text-properties style:text-position="0% 100%" fo:font-size="14pt" fo:font-style="normal" fo:font-weight="normal" officeooo:rsid="002dd396" style:font-size-asian="12.25pt" style:font-style-asian="normal" style:font-weight-asian="normal" style:font-size-complex="14pt" style:font-style-complex="normal" style:font-weight-complex="normal"/>
    </style:style>
    <style:style style:name="T34" style:family="text">
      <style:text-properties style:text-position="0% 100%" fo:font-size="14pt" fo:font-style="normal" fo:font-weight="normal" officeooo:rsid="003051ac" style:font-size-asian="12.25pt" style:font-style-asian="normal" style:font-weight-asian="normal" style:font-size-complex="14pt" style:font-style-complex="normal" style:font-weight-complex="normal"/>
    </style:style>
    <style:style style:name="T35" style:family="text">
      <style:text-properties style:text-position="0% 100%" fo:font-size="14pt" fo:font-style="normal" fo:font-weight="normal" officeooo:rsid="0030aec6" style:font-size-asian="12.25pt" style:font-style-asian="normal" style:font-weight-asian="normal" style:font-size-complex="14pt" style:font-style-complex="normal" style:font-weight-complex="normal"/>
    </style:style>
    <style:style style:name="T36" style:family="text">
      <style:text-properties style:text-position="0% 100%" fo:font-size="14pt" fo:font-style="normal" fo:font-weight="normal" officeooo:rsid="0030ff62" style:font-size-asian="12.25pt" style:font-style-asian="normal" style:font-weight-asian="normal" style:font-size-complex="14pt" style:font-style-complex="normal" style:font-weight-complex="normal"/>
    </style:style>
    <style:style style:name="T37" style:family="text">
      <style:text-properties style:text-position="0% 100%" fo:font-size="14pt" fo:font-style="normal" fo:font-weight="normal" officeooo:rsid="00338387" style:font-size-asian="12.25pt" style:font-style-asian="normal" style:font-weight-asian="normal" style:font-size-complex="14pt" style:font-style-complex="normal" style:font-weight-complex="normal"/>
    </style:style>
    <style:style style:name="T38" style:family="text">
      <style:text-properties style:text-position="0% 100%" fo:font-size="14pt" fo:font-style="italic" fo:font-weight="normal" officeooo:rsid="0022fc81" style:font-size-asian="12.25pt" style:font-style-asian="italic" style:font-weight-asian="normal" style:font-size-complex="14pt" style:font-style-complex="italic" style:font-weight-complex="normal"/>
    </style:style>
    <style:style style:name="T39" style:family="text">
      <style:text-properties style:text-position="0% 100%" fo:font-size="14pt" fo:font-style="italic" fo:font-weight="normal" officeooo:rsid="002c0c25" style:font-size-asian="12.25pt" style:font-style-asian="italic" style:font-weight-asian="normal" style:font-size-complex="14pt" style:font-style-complex="italic" style:font-weight-complex="normal"/>
    </style:style>
    <style:style style:name="T40" style:family="text">
      <style:text-properties style:text-position="0% 100%" style:font-name="Liberation Serif1" fo:font-size="14pt" fo:font-weight="normal" officeooo:rsid="001f39f1" style:font-size-asian="12.25pt" style:font-weight-asian="normal" style:font-size-complex="14pt" style:font-weight-complex="normal"/>
    </style:style>
    <style:style style:name="T41" style:family="text">
      <style:text-properties officeooo:rsid="00317d8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2">Завдання 2. </text:span>Аналіз результатів опитувань:</text:p>
      <text:p text:style-name="P2">Задоволеність українців різними аспектами життя та тим, як складається життя в цілому.</text:p>
      <text:p text:style-name="P1"/>
      <text:p text:style-name="P1">Грищенко Юрій <text:span text:style-name="T41">К-29</text:span></text:p>
      <text:p text:style-name="P1"/>
      <text:p text:style-name="P4"><text:span text:style-name="T1"><text:tab/>В цій роботі ми намагатимемось проаналізувати результати дослідження, проведені Київським міжнародним інститутом соціології (КМІС) </text:span><text:span text:style-name="T7">в </text:span><text:span text:style-name="T1">2019 р.</text:span></text:p>
      <text:p text:style-name="P9"/>
      <text:p text:style-name="P4"><text:span text:style-name="Emphasis"><text:span text:style-name="T9"><text:tab/>Методом особистого інтерв'ю опитано 2021 респондента, що мешкають у 110 населених пунктах усіх регіонів України (крім АР Крим) за 4-х ступеневою стохастичною вибіркою, що репрезентативна для населення України віком від 18 років.</text:span></text:span><text:span text:style-name="Emphasis"><text:span text:style-name="T10"> Така методика дослідження достатньо точно показує нам погляди всіх дорослих українців в цілому. Отже, можна зробити д</text:span></text:span><text:span text:style-name="Emphasis"><text:span text:style-name="T11">еякі</text:span></text:span><text:span text:style-name="Emphasis"><text:span text:style-name="T10"> висновки щодо загального с</text:span></text:span><text:span text:style-name="Emphasis"><text:span text:style-name="T11">тану якості життя</text:span></text:span><text:span text:style-name="Emphasis"><text:span text:style-name="T10"> в Україні. </text:span></text:span><text:span text:style-name="Emphasis"><text:span text:style-name="T11">Для цього будемо користуватись додатковими матеріалами, такими як Human Development Index (HDI) та деякими поняттями з психології. </text:span></text:span></text:p>
      <text:p text:style-name="P4"><text:span text:style-name="Emphasis"><text:span text:style-name="T11"/></text:span></text:p>
      <text:p text:style-name="P5"><text:span text:style-name="T1"><text:tab/></text:span><text:span text:style-name="T2">Якщо подивитись на </text:span><text:span text:style-name="T3">різноманітні аспекти життя українців, то можна помітити, що задоволеність різними аспектами суттєво відрізняється. </text:span><text:span text:style-name="T4">Так, своєю сім</text:span><text:span text:style-name="T13">'</text:span><text:span text:style-name="T4">єю задоволені 77% українців (і не задоволені — 9 %), а в той же час економічною ситуацією задоволені лише 5 % (і не задоволені — 83%). В цілому, ми бачимо, що людей влаштовують соціальні аспекти їх життя (такі як сім</text:span><text:span text:style-name="T13">'</text:span><text:span text:style-name="T4">я, ставлення оточуючих, інтимне життя), і набагато менше влаштовують матеріальні умови (такі як безпека України, стан економіки). </text:span><text:span text:style-name="T8">Такі питання, як самореалізація та стан навколишьного середовища, є більш спірними серед українців — приблизно третина задоволених і третина не задоволених.</text:span></text:p>
      <text:p text:style-name="P10"/>
      <text:p text:style-name="P6"><text:span text:style-name="T4"><text:tab/></text:span><text:span text:style-name="T5">З іншого боку, розглянувши задоволеність українців тим, як складається життя в цілому, бачимо набагато чіткішу картину — задоволені життям лише 48% населення. Може скластися враження, що це не зовсім мало, але якщо порівнювати Україну з іншими країнами світу, стає зрозумліим, що цей показник </text:span><text:span text:style-name="T6">насправді є дуже низьким. За даними </text:span><text:span text:style-name="T7">World Happiness Report</text:span><text:span text:style-name="T14">[1]</text:span><text:span text:style-name="T17">, за «індексом щастя» Україна посідає 132 місце серед 157 опитаних країн. Постає питання: чому так? Як</text:span><text:span text:style-name="T21">і </text:span><text:span text:style-name="T24">саме чинники впливають на задоволення життям</text:span><text:span text:style-name="T17">?</text:span></text:p>
      <text:p text:style-name="P3"/>
      <text:p text:style-name="P5"><text:soft-page-break/><text:span text:style-name="T17"><text:tab/></text:span><text:span text:style-name="T18">Взагалі, багато соціологів </text:span><text:span text:style-name="T23">та психологів </text:span><text:span text:style-name="T18">намагаються дати відповідь на це питання. Зокрема, дуже популярною теорією є піраміда потреб Абрагама Маслоу, запропонована 1943 р. Проте в наші часи ця теорія оспорюється</text:span><text:span text:style-name="T15">[2]</text:span><text:span text:style-name="T18"> </text:span><text:span text:style-name="T20">і не є загальноприйнятою</text:span><text:span text:style-name="T18">. Спробуємо з</text:span><text:span text:style-name="T40">'</text:span><text:span text:style-name="T18">ясувати, н</text:span><text:span text:style-name="T21">аскільки </text:span><text:span text:style-name="T22">корисною ця теорія буде для пояснення ситуації в Україні.</text:span></text:p>
      <text:p text:style-name="P11"/>
      <text:p text:style-name="P5"><text:span text:style-name="T18"><text:tab/>Нагадаю, що Маслоу розділяє людські потреби на кілька категорій, і розставляє їх в такому порядку: фізіологічні, безпеки, соціальні, поваги та самовираження. Фізіологічні потреби вважаються н</text:span><text:span text:style-name="T19">айбільш основними, і якщо вони задоволені, людина почне приділяти увагу наступній потребі (а саме, </text:span><text:span text:style-name="T25">потребу в</text:span><text:span text:style-name="T19"> безпе</text:span><text:span text:style-name="T25">ці</text:span><text:span text:style-name="T19">) і так далі. З цієї теорії слідує, що якщо </text:span><text:span text:style-name="T24">основні</text:span><text:span text:style-name="T19"> потреби людини (такі як фізіологічні потреби та безпека) не задоволені, </text:span><text:span text:style-name="T24">з</text:span><text:span text:style-name="T25">адоволеність життям в цілому буде значно нижче.</text:span></text:p>
      <text:p text:style-name="P5"/>
      <text:p text:style-name="P5"><text:span text:style-name="T19"><text:tab/>Дослідники з КМІС приділили </text:span><text:span text:style-name="T24">велику</text:span><text:span text:style-name="T19"> увагу залежності задоволеності життям від фінансового становища, і це припущення певною мірою справджується:</text:span></text:p>
      <text:p text:style-name="P13"><text:tab/>«Зокрема серед респондентів, які вказали, що їм не вистачає грошей навіть на їжу, тим, як складається їхнє життя задоволені 31%, не задоволені – 36% (середнє 2,9), серед тих, хто може дозволити собі коштовні покупки задоволені 67%, не задоволені – 10% (середнє 3,8).»</text:p>
      <text:p text:style-name="P5"><text:span text:style-name="T38"><text:tab/></text:span><text:span text:style-name="T26">Якщо врахувати, що фінансовою ситуацією задоволені лише 5% українців, то не дивно, що загальна задоволеність життям досить низька.</text:span></text:p>
      <text:p text:style-name="P14"><text:tab/></text:p>
      <text:p text:style-name="P5"><text:span text:style-name="T26"><text:tab/>Також слід звернути увагу на наступну сходинку ієрархії — потребу в безпеці </text:span><text:span text:style-name="T28">(та впевненості у завтрашньому дні)</text:span><text:span text:style-name="T26">. В цьому плані Україна також має серйозну проблему, </text:span><text:span text:style-name="T27">особливо в умовах воєнного конфлікту </text:span><text:span text:style-name="T32">та економічної кризи</text:span><text:span text:style-name="T27">. </text:span><text:span text:style-name="T29">Напевно, це має неабиякий вплив на психічний стан українців: </text:span><text:span text:style-name="T32">якщо так, то</text:span><text:span text:style-name="T29"> це безпосередньо матиме негативний вплив на задоволення життям.</text:span></text:p>
      <text:p text:style-name="P15"><text:tab/></text:p>
      <text:p text:style-name="P5"><text:span text:style-name="T27"><text:tab/></text:span><text:span text:style-name="T30">Варто зазначити, що теорія Маслоу не виділяє певні потреби як «важливіші» за всі інші. Задоволення </text:span><text:span text:style-name="T39">будь-якої </text:span><text:span text:style-name="T30">потреби матиме певний позитивний вплив на самопочуття людини. </text:span><text:span text:style-name="T33">Ця теорія лише пояснює мотивацію людини. </text:span><text:span text:style-name="T31">Дійсно, за результатами дослідження, перелік факторів, що найбільше корелюють із задоволеністю життям, досить різноманітний: можливість самореалізації, робота, матеріальний добробут — усе це є досить впливовим.</text:span><text:span text:style-name="T34"> </text:span><text:span text:style-name="T35">Проте якщо людина не </text:span><text:soft-page-break/><text:span text:style-name="T35">задоволена одним із цих аспектів, вона буде вмотивована це виправити. В Україні, майже всі аспекти життя задовільні, окрім </text:span><text:span text:style-name="T36">базових</text:span><text:span text:style-name="T35">: матеріальне становище та почуття безпеки. </text:span><text:span text:style-name="T36">Саме така «нерівномірність» може пояснити, чому українці так оцінюють своє життя.</text:span></text:p>
      <text:p text:style-name="P16"/>
      <text:p text:style-name="P5"><text:span text:style-name="T35"><text:tab/></text:span><text:span text:style-name="T36">Звичайно ж, це не є доказом теорії Маслоу, але це є одним із можливих пояснень. Ця тема потребує подальшого аналізу </text:span><text:span text:style-name="T37">з застосуванням більш нових моделей.</text:span></text:p>
      <text:p text:style-name="P8"/>
      <text:p text:style-name="P12"/>
      <text:p text:style-name="P17">Використані джерела</text:p>
      <text:p text:style-name="P3"><text:span text:style-name="T17">1. </text:span><text:a xlink:type="simple" xlink:href="https://www.uifuture.org/post/ukraina-u-globalnih-rejtingah-2017-2018/" text:style-name="Internet_20_link" text:visited-style-name="Visited_20_Internet_20_Link"><text:span text:style-name="T17">https://www.uifuture.org/post/ukraina-u-globalnih-rejtingah-2017-2018/</text:span></text:a></text:p>
      <text:p text:style-name="P7"><text:span text:style-name="T16">2. </text:span><text:a xlink:type="simple" xlink:href="https://en.wikipedia.org/wiki/Maslow%27s_hierarchy_of_needs#Criticism" text:style-name="Internet_20_link" text:visited-style-name="Visited_20_Internet_20_Link"><text:span text:style-name="T16">https://en.wikipedia.org/wiki/Maslow%27s_hierarchy_of_needs#Criticism</text:span></text:a></text:p>
      <text:p text:style-name="P1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3T19:14:55.044621174</meta:creation-date>
    <dc:date>2019-10-04T02:00:10.592991167</dc:date>
    <meta:editing-duration>PT2H22M46S</meta:editing-duration>
    <meta:editing-cycles>4</meta:editing-cycles>
    <meta:generator>LibreOffice/6.3.1.2$Linux_X86_64 LibreOffice_project/30$Build-2</meta:generator>
    <meta:document-statistic meta:table-count="0" meta:image-count="0" meta:object-count="0" meta:page-count="3" meta:paragraph-count="20" meta:word-count="642" meta:character-count="4715" meta:non-whitespace-character-count="4068"/>
  </office:meta>
</office:document-meta>
</file>